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6123a7" officeooo:paragraph-rsid="0005271e" style:font-style-asian="normal" style:font-style-complex="normal"/>
    </style:style>
    <style:style style:name="P2" style:family="paragraph" style:parent-style-name="Standard">
      <style:text-properties fo:font-style="normal" officeooo:rsid="005e27c5" officeooo:paragraph-rsid="0005271e" style:font-style-asian="normal" style:font-style-complex="normal"/>
    </style:style>
    <style:style style:name="P3" style:family="paragraph" style:parent-style-name="Standard">
      <style:text-properties fo:font-style="normal" officeooo:rsid="005ea01c" officeooo:paragraph-rsid="0005271e" style:font-style-asian="normal" style:font-style-complex="normal"/>
    </style:style>
    <style:style style:name="P4" style:family="paragraph" style:parent-style-name="Standard">
      <style:text-properties fo:font-style="normal" officeooo:rsid="005ff882" officeooo:paragraph-rsid="0005271e" style:font-style-asian="normal" style:font-style-complex="normal"/>
    </style:style>
    <style:style style:name="P5" style:family="paragraph" style:parent-style-name="Standard">
      <style:text-properties fo:font-style="normal" officeooo:rsid="006073ef" officeooo:paragraph-rsid="0005271e" style:font-style-asian="normal" style:font-style-complex="normal"/>
    </style:style>
    <style:style style:name="P6" style:family="paragraph" style:parent-style-name="Standard">
      <style:text-properties fo:font-style="normal" officeooo:rsid="0060aa98" officeooo:paragraph-rsid="0005271e" style:font-style-asian="normal" style:font-style-complex="normal"/>
    </style:style>
    <style:style style:name="P7" style:family="paragraph" style:parent-style-name="Standard">
      <style:text-properties style:font-name="Liberation Serif" fo:font-style="italic" officeooo:rsid="005e27c5" officeooo:paragraph-rsid="0005271e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5ea01c" officeooo:paragraph-rsid="0005271e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52fffe" officeooo:paragraph-rsid="0005271e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538400" officeooo:paragraph-rsid="0005271e" style:font-style-asian="italic" style:font-style-complex="italic"/>
    </style:style>
    <style:style style:name="P11" style:family="paragraph" style:parent-style-name="Heading_20_2">
      <style:paragraph-properties fo:text-align="center" style:justify-single-word="false"/>
      <style:text-properties fo:font-style="normal" officeooo:rsid="005e27c5" officeooo:paragraph-rsid="0005271e" style:font-style-asian="normal" style:font-style-complex="normal"/>
    </style:style>
    <style:style style:name="T1" style:family="text">
      <style:text-properties officeooo:rsid="01b07e8d"/>
    </style:style>
    <style:style style:name="T2" style:family="text">
      <style:text-properties officeooo:rsid="01422315"/>
    </style:style>
    <style:style style:name="T3" style:family="text">
      <style:text-properties officeooo:rsid="01afdd43"/>
    </style:style>
    <style:style style:name="T4" style:family="text">
      <style:text-properties officeooo:rsid="005ea01c"/>
    </style:style>
    <style:style style:name="T5" style:family="text">
      <style:text-properties officeooo:rsid="03552357"/>
    </style:style>
    <style:style style:name="T6" style:family="text">
      <style:text-properties officeooo:rsid="00538400"/>
    </style:style>
    <style:style style:name="T7" style:family="text">
      <style:text-properties fo:font-style="normal" officeooo:rsid="005e27c5" style:font-style-asian="normal" style:font-style-complex="normal"/>
    </style:style>
    <style:style style:name="T8" style:family="text">
      <style:text-properties officeooo:rsid="01b02d0b"/>
    </style:style>
    <style:style style:name="T9" style:family="text">
      <style:text-properties officeooo:rsid="02ab4632"/>
    </style:style>
    <style:style style:name="T10" style:family="text">
      <style:text-properties officeooo:rsid="0060aa98"/>
    </style:style>
    <style:style style:name="T11" style:family="text">
      <style:text-properties officeooo:rsid="03a16f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2"/>
      <text:p text:style-name="P7"><text:span text:style-name="T2">(...в</text:span>озвращаясь к «Крёстному отцу». </text:p>
      <text:p text:style-name="P7">В американской литературе, <text:span text:style-name="T3">увы,</text:span> не осталось писателей — Селинджер, Пирсон, Карвер — и <text:s text:c="2"/>обчёлся. Остальные пишут лишь затем, чтобы их продукцию купил Голливуд для экранизации. Составители мультяшных сюжетов и мыльнооперных диалогов.</text:p>
      <text:p text:style-name="P7">Вон у того же британца Моэма — первый абзац рассказа как аккорд, <text:span text:style-name="T3">как </text:span>вступление в фугу.</text:p>
      <text:p text:style-name="P7">В первом абзаце <text:span text:style-name="T3">у него</text:span>, помимо поверхностных деталей, рассыпаны узелки-зёрнышки, <text:span text:style-name="T4">что перерастут в дальнейшее повествование и в развязку, которая перекликается с первым абзацем.</text:span></text:p>
      <text:p text:style-name="P8">Вот где мастерство ремесла. А у <text:span text:style-name="T5">г</text:span>олливуд<text:span text:style-name="T5">исто</text:span>в ремесло без мастерства. </text:p>
      <text:p text:style-name="P8">Отец мой сказал бы:</text:p>
      <text:p text:style-name="P8">- Тьфу!</text:p>
      <text:p text:style-name="P9">Вот и Пьюзо из той же когорты <text:span text:style-name="T5">голливудописцев</text:span>. </text:p>
      <text:p text:style-name="P9">Он стал первым, кто за своё творение выручил <text:span text:style-name="T6">шестизначную сумму долларов </text:span><text:span text:style-name="T7">—</text:span><text:span text:style-name="T6"> бухгалтерный первопроходец, но его «Крёстный отец» страдает общим для боевичных бестселлеров недомоганием: покуда герои борются за своё существование в неблагоприятной среде из прочих мафиозных кланов, читать ещё можно, но при переходе к раздаче слоников, то есть к планомерному истреблению плохих парней, которые не изловчились своевременно прикончить шустряков, интерес иссякает.</text:span></text:p>
      <text:p text:style-name="P10">Та <text:s/>же самая беда и с 19-й песней в «Одиссее» Гомера — герой вернулся из странствий и одного за другим мочит женихов своей жены Пенелопы со всеми подробностями — кому и как он выпускал кишки; я <text:span text:style-name="T2">так и </text:span>не смог дочитать эту песн<text:span text:style-name="T3">ь,</text:span> даже в <text:span text:style-name="T3">добротном </text:span>переводе на украинский язык, скучно стало...<text:span text:style-name="T2">)</text:span></text:p>
      <text:p text:style-name="P8"/>
      <text:p text:style-name="P3">Я заметил его на долю секунды раньше, чем он меня. </text:p>
      <text:p text:style-name="P3">Сцепившись взглядами, мы <text:span text:style-name="T3">шли на сближение</text:span> <text:span text:style-name="T3">по</text:span> тротуар<text:span text:style-name="T3">у</text:span> вдоль здания Профком<text:span text:style-name="T8">а</text:span> <text:span text:style-name="T8">О</text:span>тделения <text:span text:style-name="T5">Д</text:span>ороги.</text:p>
      <text:p text:style-name="P3">Мы знали, что в живых останется только один <text:span text:style-name="T3">из нас</text:span>. Или никто.</text:p>
      <text:p text:style-name="P3">Боковым зрением я отмечал <text:span text:style-name="T9">фигуры</text:span> редких прохожих, <text:span text:style-name="T8">они, испуганно и старательно <text:s/>избегали</text:span> пространство <text:span text:style-name="T9">на одной прямой </text:span>между <text:span text:style-name="T8">ним и мною</text:span>. </text:p>
      <text:p text:style-name="P3">Мы сходились <text:span text:style-name="T9">в неумолимо размеренном движении. Шаг за шагом</text:span>. </text:p>
      <text:p text:style-name="P3"><text:span text:style-name="T8">Дистанция сокращалась. </text:span>Поединок неизбежен.</text:p>
      <text:p text:style-name="P3">Его рука метнулась к правому бедру, но <text:span text:style-name="T8">едва </text:span>лишь ладонь успела <text:span text:style-name="T8">коснуться</text:span> рукоят<text:span text:style-name="T8">ки</text:span> «смит-энд-вессона», к<text:span text:style-name="T8">ак</text:span> <text:span text:style-name="T8">мой</text:span> «кольт» разразился серией выстрелов слившихся в гремящее стакатто. </text:p>
      <text:p text:style-name="P3">Если хочешь выжить в Конотопе, ты должен выхватывать пистолет первым.</text:p>
      <text:p text:style-name="P3">Его руки вскинулись к изрешечённой пулями груди. Он зашатался и скрючился над шеренгой стриженных кустиков газона, чтоб в следующий миг свалиться на них.</text:p>
      <text:p text:style-name="P3">Я сунул «кольт» обратно в кобуру, он распрямился и мы обнялись:</text:p>
      <text:p text:style-name="P3">- Куба!</text:p>
      <text:p text:style-name="P3">- Серый!</text:p>
      <text:p text:style-name="P3"/>
      <text:p text:style-name="P4">Прохожие обходят нас стороной. Да — это Куба. </text:p>
      <text:p text:style-name="P4">Он лыбится золотом сменившим его зубы, утраченные в портовых драках дальних странствий, но это — Куба.</text:p>
      <text:p text:style-name="P4">- Как ты?</text:p>
      <text:p text:style-name="P4">Странно, <text:span text:style-name="T9">что </text:span>все меняются — <text:s/>полнеют, лысеют, стареют — кроме друзей.</text:p>
      <text:p text:style-name="P4">Один раз встречаешься глазами и — всё; ты уже не видишь шрамов, вставных зубов и прочего. Ты видишь своего друга Кубу, с которым гонял на Кандёбу, на Сейм, ходил в Детский сектор.</text:p>
      <text:p text:style-name="P4">Просто теперь Кубе есть что рассказать про жизнь бороздящую Мировой океан.</text:p>
      <text:p text:style-name="P5"><text:soft-page-break/>Мы сидим у него дома. Старики на работе, но нашлось три яйца для яишницы, а в трёхлитровой банке прозрачно-убойного самогона лимонные корки плавают чуть ниже середины.</text:p>
      <text:p text:style-name="P5">Мы пьём, закусываем и слушаем рассказы морехода Кубы.</text:p>
      <text:p text:style-name="P5">Как один раз он не успел из отпуска к <text:span text:style-name="T8">от</text:span>ходу своего судна в море и его на месяц приписали к самоходной барже, пока подвернётся подходящий корабль.</text:p>
      <text:p text:style-name="P5">Экипаж состоял из него одного, но он <text:s/><text:span text:style-name="T8">строго хранил морские традиции</text:span>; громко кричал <text:span text:style-name="T8">сам себе </text:span>с мостика:</text:p>
      <text:p text:style-name="P5">- Отдать швартовые!</text:p>
      <text:p text:style-name="P5">Затем перебегал на нос баржи, стоявшей у дальнего причала в устье реки и <text:span text:style-name="T8">отвечал на команду</text:span>:</text:p>
      <text:p text:style-name="P5">- Есть отдать швартовые!</text:p>
      <text:p text:style-name="P5">Перепрыгивал на причал и отвязывал канат, а потом заскакивал обратно — <text:span text:style-name="T8">скомандовать</text:span> «малый назад!» и выполнить команду. </text:p>
      <text:p text:style-name="P5">Молодец! Это по-нашенски! Выпьем!</text:p>
      <text:p text:style-name="P5"/>
      <text:p text:style-name="P5">А <text:span text:style-name="T5">в </text:span>заграни<text:span text:style-name="T8">чных</text:span> портах есть специальные дома отдыха моряков. Оборудованы как люкс-отель.</text:p>
      <text:p text:style-name="P5">Ресторан, номера, бассейн.</text:p>
      <text:p text:style-name="P5">Наши как нырнут в бассейн сразу вокруг каждого малиновое пятно. <text:span text:style-name="T5">Т</text:span>ам <text:span text:style-name="T5">заграницей </text:span>что-то в воду добавляют и от мочи та <text:s/><text:span text:style-name="T8">враз </text:span>малиновой стаёт. Ну, а у наших же привычка...</text:p>
      <text:p text:style-name="P5">Вобщем, <text:span text:style-name="T8">они там </text:span>спускают <text:span text:style-name="T8">всю </text:span>воду из бассейна и наполняют <text:span text:style-name="T8">за</text:span>нов<text:span text:style-name="T8">о</text:span>, <text:span text:style-name="T8">и</text:span> немцы часа полтора сидят за столиками над своим пивом и ждут.</text:p>
      <text:p text:style-name="P5">- Русише швайнен!</text:p>
      <text:p text:style-name="P5">Сами они свиньи. Фашистюги недорезанные! Выпьем!</text:p>
      <text:p text:style-name="P5"/>
      <text:p text:style-name="P5">В Гонконге, не то Таиланде, наши пришвартовались, сходили в город, идут обратно по пирсу.</text:p>
      <text:p text:style-name="P5">А там бригада ихних грузчиков — щуплые все такие, <text:span text:style-name="T10">живут же на одном рисе и морепродуктах. </text:span></text:p>
      <text:p text:style-name="P6">Наш боцман — богатырь, два метра ростом — одного взял за <text:span text:style-name="T8">шкирки</text:span>, от земли поднял.</text:p>
      <text:p text:style-name="P6">- Эх, браток! Так вот всю жизнь и маешься, да? Тоска!</text:p>
      <text:p text:style-name="P6">Поставил обратно и дальше пошёл.</text:p>
      <text:p text:style-name="P6"><text:s/>Так этот жёлтый не понял братской солидарности и не оценил славянск<text:span text:style-name="T8">ую</text:span> широт<text:span text:style-name="T8">у</text:span> души. <text:span text:style-name="T1">Н</text:span>аперёд <text:span text:style-name="T1">забежал, </text:span>подпрыгнул <text:s/>— «йа!» — и боцмана, <text:span text:style-name="T1">в натуре, </text:span><text:s/>пяткой в нос. </text:p>
      <text:p text:style-name="P6"><text:s/><text:span text:style-name="T1">П</text:span>отом <text:span text:style-name="T1">т</text:span>ого <text:span text:style-name="T8">целый </text:span>час на пирсе водой о<text:span text:style-name="T1">б</text:span>ливали, <text:span text:style-name="T1">чтоб вернуть к жизни</text:span>.</text:p>
      <text:p text:style-name="P6">Пральна! За Брюса Ли! Выпем!</text:p>
      <text:p text:style-name="P6"/>
      <text:p text:style-name="P6">Не, Куба жениться и не думает. Они же все бляди.</text:p>
      <text:p text:style-name="P6">Корабл<text:span text:style-name="T2">ь</text:span> на рейде перед отплытием. Жена <text:span text:style-name="T2">капитана </text:span>на буксирном катере подошла. Счастливого плавания, милый!</text:p>
      <text:p text:style-name="P6">На обратном пути в рубке двум мотористам и рулевому по очереди дала.</text:p>
      <text:p text:style-name="P6">За свободу! За блядей! Вып<text:span text:style-name="T1">пэ</text:span>м!</text:p>
      <text:p text:style-name="P6"/>
      <text:p text:style-name="P6">А товар из загрáнки трудно провозить. У замполита корабля в команде не меньше двух сексотов. Ящик вискаря везёшь, и то — всýчат.</text:p>
      <text:p text:style-name="P6">- Так я не поял. На корабле там замполит есть?</text:p>
      <text:p text:style-name="P6">- Обзательно.</text:p>
      <text:p text:style-name="P6">- Так лучче я и дальше буду сухопутной крысой!</text:p>
      <text:p text:style-name="P6">Пральна! За крыс! Вып<text:span text:style-name="T1">м</text:span>м!</text:p>
      <text:p text:style-name="P6"/>
      <text:p text:style-name="P6">Но я чётко помнил, что шёл в аптеку; мать попросила до отъезда в Нежин съездить за лекарством.</text:p>
      <text:p text:style-name="P6"><text:soft-page-break/>Поэтому я тепло попрощался с водоплавающим Кубой, хотя лимонные корки ещё не скребли по дну трёхлитровой банки, а в сковородке от яишницы кое-где поблёскивали не <text:span text:style-name="T1">до конца </text:span>вытертые хлебом капли <text:span text:style-name="T1">подсолнечного </text:span>масла.</text:p>
      <text:p text:style-name="P6">- Не! Не! Я сё зна, сё бу ништяк!</text:p>
      <text:p text:style-name="P6"/>
      <text:p text:style-name="P1">На Переезде я пересел в трамвай до Универмага, за которым была та самая аптека.</text:p>
      <text:p text:style-name="P1">Я чётко сошёл с трамвая, обогнул Универмаг, зашёл в стеклянную дверь, подошёл к стеклу перегородки и, на вопрос женщины в белом, вдохнул воздух, но <text:span text:style-name="T1">вдруг </text:span>понял, что даже если бы я <text:span text:style-name="T1">и </text:span>вспомнил название лекарства, то всё равно бы выговорить не смог.</text:p>
      <text:p text:style-name="P1">С горьким сожалением, <text:s/>я <text:span text:style-name="T1">сделал выдох, </text:span>молча развернулся и сокрушённо вышел.</text:p>
      <text:p text:style-name="P1"/>
      <text:p text:style-name="P1">Площадь я всё же как-то пересёк, но понял, что дальше — <text:span text:style-name="T11">кирдык</text:span>, и переключился в режим подчинения ангелу-хранителю.</text:p>
      <text:p text:style-name="P1">Он завернул меня в дворы пятиэтажек, выбрал правильный подъезд и проследил, чтоб я не сверзился на тёмной лестнице в незнакомый подвал. </text:p>
      <text:p text:style-name="P1">Затем он повёл меня по длинному коридору до того места, где рассеянный свет из проёма приямка обнаруживал опёртую о стену кроватную сетку. Оставалось лишь опустить её на пол и самому опуститься на неё. Кожух и шапка послужили спальным мешком.</text:p>
      <text:p text:style-name="P1">Проснулся я в негнущемся состоянии, но всё же успел на последнюю электричку до Нежина.</text:p>
      <text:p text:style-name="P1">На следующий выходной я снова вызвался сходить в аптеку за лекарством, если мать напомнит название, но она сказала <text:span text:style-name="T1">нет</text:span>, <text:s/>уже не над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42:36.187600740</meta:creation-date>
    <dc:date>2017-03-02T17:42:42.473449543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1" meta:word-count="1041" meta:character-count="6614" meta:non-whitespace-character-count="5600"/>
    <meta:generator>LibreOffice/4.3.3.2$Linux_x86 LibreOffice_project/430m0$Build-2</meta:generator>
  </office:meta>
</office:document-meta>
</file>